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4E00000125255E48A8.png"/>
  <manifest:file-entry manifest:media-type="image/png" manifest:full-path="Pictures/100002010000024E000000F257D83270.png"/>
  <manifest:file-entry manifest:media-type="image/png" manifest:full-path="Pictures/100002010000024E000000F1DDA11175.png"/>
  <manifest:file-entry manifest:media-type="image/png" manifest:full-path="Pictures/100002010000024E000000F57C523B5E.png"/>
  <manifest:file-entry manifest:media-type="image/png" manifest:full-path="Pictures/100002010000024E00000052E45C72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2.488cm" svg:height="6.202cm" draw:z-index="0"><draw:image xlink:href="Pictures/100002010000024E00000125255E48A8.png" xlink:type="simple" xlink:show="embed" xlink:actuate="onLoad"/></draw:frame><draw:frame draw:style-name="fr2" draw:name="Grafik2" text:anchor-type="paragraph" svg:x="2.254cm" svg:y="6.2cm" svg:width="12.488cm" svg:height="5.186cm" draw:z-index="1"><draw:image xlink:href="Pictures/100002010000024E000000F57C523B5E.png" xlink:type="simple" xlink:show="embed" xlink:actuate="onLoad"/></draw:frame><draw:frame draw:style-name="fr2" draw:name="Grafik3" text:anchor-type="paragraph" svg:x="2.254cm" svg:y="11.384cm" svg:width="12.488cm" svg:height="5.122cm" draw:z-index="2"><draw:image xlink:href="Pictures/100002010000024E000000F257D83270.png" xlink:type="simple" xlink:show="embed" xlink:actuate="onLoad"/></draw:frame><draw:frame draw:style-name="fr2" draw:name="Grafik4" text:anchor-type="paragraph" svg:x="2.254cm" svg:y="16.505cm" svg:width="12.488cm" svg:height="5.101cm" draw:z-index="3"><draw:image xlink:href="Pictures/100002010000024E000000F1DDA11175.png" xlink:type="simple" xlink:show="embed" xlink:actuate="onLoad"/></draw:frame><draw:frame draw:style-name="fr2" draw:name="Grafik5" text:anchor-type="paragraph" svg:x="2.254cm" svg:y="21.604cm" svg:width="12.488cm" svg:height="1.736cm" draw:z-index="4"><draw:image xlink:href="Pictures/100002010000024E00000052E45C72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5S</meta:editing-duration>
    <meta:editing-cycles>3</meta:editing-cycles>
    <meta:generator>OpenOffice/4.1.14$Win32 OpenOffice.org_project/4114m1$Build-9811</meta:generator>
    <dc:date>2024-04-13T20:56:40.65</dc:date>
    <meta:document-statistic meta:table-count="0" meta:image-count="5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